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201000005480000047EDA9BB353.tif"/>
  <manifest:file-entry manifest:media-type="image/png" manifest:full-path="Pictures/100000000000024700000146CC3667B7.png"/>
  <manifest:file-entry manifest:media-type="image/png" manifest:full-path="Pictures/10000000000000200000002000309F1C.png"/>
  <manifest:file-entry manifest:media-type="image/tiff" manifest:full-path="Pictures/10000201000004E5000002C342D8A753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center" draw:textarea-vertical-align="middle"/>
    </style:style>
    <style:style style:name="gr3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bitmap" draw:fill-color="#99ccff" draw:secondary-fill-color="#99ccff" draw:fill-gradient-name="Gradient_20_8" draw:gradient-step-count="0" draw:fill-hatch-name="Hatch_20_1" draw:fill-hatch-solid="false" draw:fill-image-name="Bitmape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bitmap" draw:fill-color="#99ccff" draw:secondary-fill-color="#99ccff" draw:fill-gradient-name="Gradient_20_8" draw:gradient-step-count="0" draw:fill-hatch-name="Hatch_20_1" draw:fill-hatch-solid="false" draw:fill-image-name="Bitmape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0%" dr3d:depth="0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5" style:family="graphic" style:parent-style-name="Styled_20_Object_20_with_20_arrow">
      <style:graphic-properties draw:textarea-vertical-align="middle" draw:auto-grow-height="false" fo:min-height="0cm" fo:min-width="0cm"/>
    </style:style>
    <style:style style:name="gr6" style:family="graphic" style:parent-style-name="Styled_20_Object_20_with_20_arrow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306cm" svg:height="5.364cm" svg:x="3.54cm" svg:y="8.336cm">
          <draw:image xlink:href="Pictures/10000201000005480000047EDA9BB353.tif" xlink:type="simple" xlink:show="embed" xlink:actuate="onLoad">
            <text:p/>
          </draw:image>
        </draw:frame>
        <draw:rect draw:style-name="gr2" draw:text-style-name="P1" draw:layer="layout" svg:width="1.905cm" svg:height="1.832cm" svg:x="3.415cm" svg:y="5.266cm">
          <text:p/>
        </draw:rect>
        <dr3d:scene draw:style-name="gr3" svg:width="10.16cm" svg:height="9.896cm" svg:x="10.525cm" svg:y="1.22cm" dr3d:transform="matrix (0.650764211241268 -0.10120776468185 0.752504438349459 0.0108330500356987 0.99221321918846 0.124078897055844 -0.759202599043532 -0.0725941873415078 0.646793241747139 -7.10990895501183cm 7.48295728470722cm -12.830439654122cm)" dr3d:vrp="(0 0 47046.9668571429)" dr3d:vpn="(0 0 44100.9668571429)" dr3d:projection="perspective" dr3d:distance="2.946cm" dr3d:focal-length="10.008cm" dr3d:shadow-slant="25" dr3d:shade-mode="gouraud" dr3d:ambient-color="#ffffff" dr3d:lighting-mode="false">
          <dr3d:light dr3d:diffuse-color="#cccccc" dr3d:direction="(-0.826162994122434 0.42679587795228 -0.367831463724351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svg:viewBox="5445 -10525 15422 8623" svg:d="m5445-10525v8623h15422v-8623z"/>
        </dr3d:scene>
        <draw:custom-shape draw:style-name="gr5" draw:text-style-name="P1" draw:layer="layout" svg:width="6.35cm" svg:height="5.08cm" svg:x="6.715cm" svg:y="1.635cm">
          <text:p/>
          <draw:enhanced-geometry svg:viewBox="0 0 21600 21600" draw:text-areas="0 0 21600 21600" draw:type="circular-arrow" draw:modifiers="-140.192505061579 -90.565510756468 6374.8824443318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1" draw:layer="layout" svg:width="6.35cm" svg:height="5.08cm" svg:x="7.35cm" svg:y="5.445cm">
          <text:p/>
          <draw:enhanced-geometry svg:viewBox="0 0 21600 21600" draw:text-areas="0 0 21600 21600" draw:type="circular-arrow" draw:modifiers="15.7072402633335 92.6249560816384 5606.7490407225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1" draw:layer="layout" svg:width="8.676cm" svg:height="5.593cm" svg:x="1cm" svg:y="2.392cm">
          <draw:image xlink:href="Pictures/10000201000004E5000002C342D8A753.tif" xlink:type="simple" xlink:show="embed" xlink:actuate="onLoad">
            <text:p/>
          </draw:image>
        </draw:frame>
        <draw:custom-shape draw:style-name="gr6" draw:text-style-name="P1" draw:layer="layout" svg:width="7.62cm" svg:height="1.27cm" svg:x="12.43cm" svg:y="1cm">
          <text:p text:style-name="P1">Navigate to your cu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81cm" svg:height="1.27cm" svg:x="7.985cm" svg:y="11.795cm">
          <text:p text:style-name="P1">Rehear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715cm" svg:height="1.905cm" svg:x="1cm" svg:y="1cm">
          <text:p text:style-name="P1">Use keyboard as</text:p>
          <text:p text:style-name="P1">remote contro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2" draw:display-name="Bitmape 2" xlink:href="Pictures/100000000000024700000146CC3667B7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000000" draw:marker-start="Arrow" draw:marker-start-width="0.7cm" draw:marker-start-center="true" draw:marker-end-width="0.3cm" draw:fill="gradient" draw:fill-gradient-name="Radial_20_red_2f_yellow" draw:fill-hatch-name="Hatch_20_1" draw:fill-image-name="Bitmape_20_1" draw:fill-image-width="0cm" draw:fill-image-height="0cm" draw:shadow-offset-x="0.305cm" draw:shadow-offset-y="0.305cm"/>
      <style:text-properties style:use-window-font-color="true" fo:font-weight="bold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svg:stroke-width="0.152cm" svg:stroke-color="#ff950e" draw:marker-start-width="0.432cm" draw:marker-end-width="0.432cm" draw:fill="none" draw:fill-gradient-name="Gradient_20_7" draw:fill-hatch-name="Hatch_20_1" draw:fill-image-name="Bitmape_20_1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tyled_20_Object_20_with_20_arrow" style:display-name="Styled Object with arrow" style:family="graphic" style:parent-style-name="objectwitharrow">
      <style:graphic-properties svg:stroke-color="#ff950e" draw:fill-gradient-name="Linear_20_yellow_2f_brown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12T01:25:25.28</meta:creation-date>
    <dc:date>2011-09-18T22:32:33.66</dc:date>
    <meta:editing-duration>PT3H47M51S</meta:editing-duration>
    <meta:editing-cycles>9</meta:editing-cycles>
    <meta:generator>LibreOffice/3.3$Win32 LibreOffice_project/330m19$Build-6</meta:generator>
    <meta:document-statistic meta:object-count="10"/>
  </office:meta>
</office:document-meta>
</file>